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Tableau2" style:family="table" style:master-page-name="Standard">
      <style:table-properties style:width="17.007cm" fo:margin-left="0.012cm" fo:margin-right="-0.019cm" style:page-number="auto" table:align="margins" style:writing-mode="lr-tb"/>
    </style:style>
    <style:style style:name="Tableau2.A" style:family="table-column">
      <style:table-column-properties style:column-width="8.631cm" style:rel-column-width="4893*"/>
    </style:style>
    <style:style style:name="Tableau2.B" style:family="table-column">
      <style:table-column-properties style:column-width="8.377cm" style:rel-column-width="4749*"/>
    </style:style>
    <style:style style:name="Tableau2.1" style:family="table-row">
      <style:table-row-properties style:min-row-height="0.3cm" style:keep-together="true" fo:keep-together="auto"/>
    </style:style>
    <style:style style:name="Tableau2.A1" style:family="table-cell">
      <style:table-cell-properties fo:padding-left="0.191cm" fo:padding-right="0.191cm" fo:padding-top="0cm" fo:padding-bottom="0cm" fo:border="0.018cm solid #00000a"/>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List_20_Contents">
      <style:paragraph-properties fo:margin-top="0cm" fo:margin-bottom="0.499cm"/>
    </style:style>
    <style:style style:name="P4" style:family="paragraph" style:parent-style-name="Text_20_body">
      <style:text-properties style:font-name="Times New Roman"/>
    </style:style>
    <style:style style:name="P5" style:family="paragraph" style:parent-style-name="Preformatted_20_Text">
      <style:paragraph-properties fo:margin-top="0cm" fo:margin-bottom="0cm"/>
    </style:style>
    <style:style style:name="P6" style:family="paragraph" style:parent-style-name="Preformatted_20_Text">
      <style:paragraph-properties fo:margin-top="0cm" fo:margin-bottom="0cm" fo:line-height="100%"/>
    </style:style>
    <style:style style:name="P7" style:family="paragraph" style:parent-style-name="Preformatted_20_Text">
      <style:text-properties style:font-name="Times New Roman"/>
    </style:style>
    <style:style style:name="P8" style:family="paragraph" style:parent-style-name="Preformatted_20_Text">
      <style:text-properties style:font-name="Times New Roman" fo:font-size="12pt" style:font-size-asian="12pt" style:font-size-complex="12pt"/>
    </style:style>
    <style:style style:name="P9" style:family="paragraph" style:parent-style-name="Preformatted_20_Text">
      <style:paragraph-properties fo:margin-left="1.251cm" fo:margin-right="0cm" fo:text-indent="0cm" style:auto-text-indent="false"/>
    </style:style>
    <style:style style:name="P10"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11" style:family="paragraph" style:parent-style-name="Preformatted_20_Text">
      <style:paragraph-properties fo:margin-left="1.251cm" fo:margin-right="0cm" fo:margin-top="0cm" fo:margin-bottom="0.499cm" fo:text-indent="0cm" style:auto-text-indent="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Preformatted_20_Text" style:list-style-name="L1"/>
    <style:style style:name="P15" style:family="paragraph" style:parent-style-name="Preformatted_20_Text">
      <style:paragraph-properties fo:margin-top="0cm" fo:margin-bottom="0.499cm"/>
    </style:style>
    <style:style style:name="P16" style:family="paragraph" style:parent-style-name="Preformatted_20_Text">
      <style:paragraph-properties fo:margin-top="0cm" fo:margin-bottom="0cm"/>
    </style:style>
    <style:style style:name="P17" style:family="paragraph" style:parent-style-name="Text_20_body" style:list-style-name="L1"/>
    <style:style style:name="P18" style:family="paragraph" style:parent-style-name="Text_20_body" style:list-style-name="L3"/>
    <style:style style:name="P19" style:family="paragraph" style:parent-style-name="Text_20_body" style:list-style-name="L5"/>
    <style:style style:name="P20" style:family="paragraph" style:parent-style-name="Text_20_body" style:list-style-name="L2">
      <style:paragraph-properties fo:margin-top="0cm" fo:margin-bottom="0cm"/>
    </style:style>
    <style:style style:name="P21" style:family="paragraph" style:parent-style-name="Text_20_body" style:list-style-name="L4">
      <style:paragraph-properties fo:margin-top="0cm" fo:margin-bottom="0.199cm"/>
    </style:style>
    <style:style style:name="P22" style:family="paragraph" style:parent-style-name="Standard">
      <style:text-properties fo:font-size="8pt" style:font-size-asian="8pt" style:font-size-complex="8pt"/>
    </style:style>
    <style:style style:name="P23" style:family="paragraph" style:parent-style-name="Standard">
      <style:paragraph-properties fo:margin-top="0.423cm" fo:margin-bottom="0cm"/>
    </style:style>
    <style:style style:name="P24" style:family="paragraph" style:parent-style-name="Standard">
      <style:paragraph-properties fo:margin-top="0.423cm" fo:margin-bottom="0cm" fo:text-align="center" style:justify-single-word="false"/>
    </style:style>
    <style:style style:name="P25" style:family="paragraph" style:parent-style-name="Standard">
      <style:paragraph-properties fo:margin-top="0.423cm" fo:margin-bottom="0cm" fo:line-height="100%"/>
    </style:style>
    <style:style style:name="P26" style:family="paragraph" style:parent-style-name="Standard">
      <style:paragraph-properties fo:margin-top="0.423cm" fo:margin-bottom="0cm"/>
      <style:text-properties fo:font-size="8pt" style:font-size-asian="8pt" style:font-size-complex="8pt"/>
    </style:style>
    <style:style style:name="P27" style:family="paragraph" style:parent-style-name="Standard">
      <style:paragraph-properties fo:margin-top="0.423cm" fo:margin-bottom="0cm" fo:line-height="100%"/>
      <style:text-properties fo:font-size="8pt" style:font-size-asian="8pt" style:font-size-complex="8pt"/>
    </style:style>
    <style:style style:name="P28" style:family="paragraph" style:parent-style-name="Standard">
      <style:paragraph-properties fo:margin-top="0cm" fo:margin-bottom="0cm"/>
      <style:text-properties fo:font-size="8pt" style:font-size-asian="8pt" style:font-size-complex="8pt"/>
    </style:style>
    <style:style style:name="P29" style:family="paragraph" style:parent-style-name="Standard">
      <style:paragraph-properties fo:margin-top="0cm" fo:margin-bottom="0cm" fo:line-height="100%"/>
      <style:text-properties fo:font-size="8pt" style:font-size-asian="8pt" style:font-size-complex="8pt"/>
    </style:style>
    <style:style style:name="P30"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8pt" style:font-size-asian="8pt" style:font-size-complex="8pt"/>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fo:font-style="normal" style:font-style-asian="normal" style:font-style-complex="normal"/>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10pt" style:font-size-asian="10pt" style:font-size-complex="10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Times New Roman"/>
    </style:style>
    <style:style style:name="T12" style:family="text">
      <style:text-properties style:font-name="Courier New"/>
    </style:style>
    <style:style style:name="T13" style:family="text">
      <style:text-properties style:font-name="Arial1" fo:font-weight="bold" style:font-weight-asian="bold" style:font-name-complex="Arial2"/>
    </style:style>
    <style:style style:name="T14" style:family="text">
      <style:text-properties style:font-name="Arial1" style:font-name-complex="Arial2"/>
    </style:style>
    <style:style style:name="T15" style:family="text">
      <style:text-properties style:font-name="Courier New1" style:font-name-complex="Courier New2"/>
    </style:style>
    <style:style style:name="T16" style:family="text">
      <style:text-properties style:font-name="Courier New1" fo:font-weight="bold" style:font-weight-asian="bold" style:font-name-complex="Courier New2"/>
    </style:style>
    <style:style style:name="T17" style:family="text">
      <style:text-properties style:font-name="Courier New1" fo:font-weight="bold" style:font-name-asian="Times New Roman1" style:font-weight-asian="bold" style:font-name-complex="Courier New2"/>
    </style:style>
    <style:style style:name="T18" style:family="text">
      <style:text-properties style:font-name="Courier New1" style:font-name-asian="Times New Roman1" style:font-name-complex="Courier New2"/>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1">Document number:</text:p>
          </table:table-cell>
          <table:table-cell table:style-name="Tableau1.B1" office:value-type="string">
            <text:p text:style-name="Table_20_Contents">D0032R1</text:p>
          </table:table-cell>
        </table:table-row>
        <table:table-row>
          <table:table-cell office:value-type="string">
            <text:p text:style-name="P1">Date:</text:p>
          </table:table-cell>
          <table:table-cell table:style-name="Tableau1.B1" office:value-type="string">
            <text:p text:style-name="Table_20_Contents">2015–10-31</text:p>
          </table:table-cell>
        </table:table-row>
        <table:table-row>
          <table:table-cell office:value-type="string">
            <text:p text:style-name="P1">Project:</text:p>
          </table:table-cell>
          <table:table-cell table:style-name="Tableau1.B1" office:value-type="string">
            <text:p text:style-name="Table_20_Contents">Programming Language C++, Library Evolution Working Group</text:p>
          </table:table-cell>
        </table:table-row>
        <table:table-row>
          <table:table-cell office:value-type="string">
            <text:p text:style-name="P1">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span text:style-name="Source_20_Text"><text:span text:style-name="T1">Homogeneous interface for </text:span></text:span><text:span text:style-name="Source_20_Text">variant</text:span>, <text:span text:style-name="Source_20_Text">any</text:span><text:span text:style-name="T1"> and </text:span><text:span text:style-name="Source_20_Text">optional</text:span><text:span text:style-name="T1"> (Draft Revision 1)</text:span></text:p>
      <text:p text:style-name="Text_20_body"/>
      <text:p text:style-name="Text_20_body">This paper is the 1st revision of [P0032R0] taking in account the feedback from Kona meeting.</text:p>
      <text:p text:style-name="Text_20_body">This paper identifies some differences in the design of <text:span text:style-name="Source_20_Text">variant&lt;Ts...&gt;</text:span>, <text:span text:style-name="Source_20_Text">any</text:span> and <text:span text:style-name="Source_20_Text">optional&lt;T&gt;</text:span>, diagnoses them as owing to unnecessary asymmetry between those classes, and proposes wording to eliminate the asymmetry. </text:p>
      <text:p text:style-name="Text_20_body"/>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12">History<text:tab/>2</text:p>
          <text:p text:style-name="P13">Revision 1<text:tab/>2</text:p>
          <text:p text:style-name="P12">Introduction<text:tab/>3</text:p>
          <text:p text:style-name="P12">Motivation and Scope<text:tab/>3</text:p>
          <text:p text:style-name="P12">Proposal<text:tab/>4</text:p>
          <text:p text:style-name="P12">Design rationale<text:tab/>5</text:p>
          <text:p text:style-name="P13">in_place constructor<text:tab/>5</text:p>
          <text:p text:style-name="P13">Differences between the new in_place_t and the old one<text:tab/>6</text:p>
          <text:p text:style-name="P13">emplace forward member function<text:tab/>7</text:p>
          <text:p text:style-name="P13">About empty()/explicit operator bool() member functions<text:tab/>7</text:p>
          <text:p text:style-name="P13">About clear()/reset() member functions<text:tab/>8</text:p>
          <text:p text:style-name="P13">About a not-a-value any: none<text:tab/>8</text:p>
          <text:p text:style-name="P13">Do we need an explicit make_any factory?<text:tab/>8</text:p>
          <text:p text:style-name="P13">About emplace factories<text:tab/>9</text:p>
          <text:p text:style-name="P13">Which file for in_place_t and in_place?<text:tab/>10</text:p>
          <text:p text:style-name="P13">Access interface<text:tab/>10</text:p>
          <text:p text:style-name="P12">Open points<text:tab/>10</text:p>
          <text:p text:style-name="P12">Technical Specification<text:tab/>10</text:p>
          <text:p text:style-name="P13">General utilities library <text:tab/>10</text:p>
          <text:p text:style-name="P13">Optional objects<text:tab/>11</text:p>
          <text:p text:style-name="P13">Class any <text:tab/>11</text:p>
          <text:p text:style-name="P12">Acknowledgements<text:tab/>14</text:p>
          <text:p text:style-name="P12">References<text:tab/>14</text:p>
          <text:p text:style-name="P12">Appendix<text:tab/>14</text:p>
        </text:index-body>
      </text:table-of-content>
      <text:p text:style-name="Text_20_body"/>
      <text:h text:style-name="Heading_20_1" text:outline-level="1"><text:soft-page-break/>History</text:h>
      <text:h text:style-name="Heading_20_2" text:outline-level="2">Revision 1</text:h>
      <text:p text:style-name="Text_20_body">The 1st revision of [P0032R0] takes in account the feedback from Kona meeting. Next follow the direction of the committee: globally keep the consensual part and extract the conflicting and less polished part.</text:p>
      <text:list xml:id="list312687407" text:style-name="L1">
        <text:list-item>
          <text:p text:style-name="P17">Do we want to adopt the new <text:span text:style-name="Source_20_Text">in_place</text:span> definition? </text:p>
          <text:p text:style-name="P17">It is clear that we want a different name for the emplace function and the tag, however it is not clear the committee wants the in_place function reference. Nevertheles, the author don't know how to have the in_place both for optional, any and variant without using function references, so this paper preserve this design.</text:p>
        </text:list-item>
      </text:list>
      <text:p text:style-name="P9">Leave optional different from variant and any <text:s text:c="4"/>6</text:p>
      <text:p text:style-name="P10">Member function is emplace; tag type is in_place <text:s/>13</text:p>
      <text:p text:style-name="P11">Both are emplace <text:s text:c="33"/>6</text:p>
      <text:p text:style-name="P11">Do we want to adopt the new in_place definition?</text:p>
      <text:p text:style-name="Preformatted_20_Text"><text:tab/>SF F N A SA</text:p>
      <text:p text:style-name="P2"><text:tab/>1 <text:s/>3 <text:span text:style-name="T10">8</text:span> 0 0</text:p>
      <text:list xml:id="list1418045776" text:continue-numbering="true" text:style-name="L1">
        <text:list-item>
          <text:p text:style-name="P17">Do we want in place constructor for <text:span text:style-name="Source_20_Text">any</text:span>? <text:tab/>Unanimous Yes.</text:p>
        </text:list-item>
        <text:list-item>
          <text:p text:style-name="P17">Do we want the <text:span text:style-name="Source_20_Text">clear</text:span> and <text:span text:style-name="Source_20_Text">reset</text:span> changes? Yes</text:p>
          <text:p text:style-name="P14">How to empty an any or optional?</text:p>
        </text:list-item>
      </text:list>
      <text:p text:style-name="Preformatted_20_Text"><text:tab/><text:tab/>.reset() <text:s text:c="16"/>12</text:p>
      <text:p text:style-name="Preformatted_20_Text"><text:tab/><text:tab/>.clear() <text:s text:c="17"/>7</text:p>
      <text:p text:style-name="Preformatted_20_Text"><text:tab/><text:tab/>=none (different paper) <text:s text:c="2"/>7</text:p>
      <text:p text:style-name="Preformatted_20_Text"><text:tab/><text:tab/>={} <text:s text:c="22"/>5</text:p>
      <text:p text:style-name="P2"><text:tab/><text:tab/>.drain() <text:s text:c="17"/>1</text:p>
      <text:list xml:id="list120564684" text:continue-numbering="true" text:style-name="L1">
        <text:list-item>
          <text:p text:style-name="P17">Do we want the <text:span text:style-name="Source_20_Text">operator bool</text:span> changes? No, instead a <text:span text:style-name="T4">.something()</text:span> member function (e.g. <text:span text:style-name="T4">has_value</text:span>) is preferred for the 3 classes. This doesn't mean yet that we replace the existing explicit operator bool in optional.</text:p>
          <text:p text:style-name="P14">Do we want emptiness checking to be consistent between any/optional?</text:p>
        </text:list-item>
      </text:list>
      <text:p text:style-name="P2"><text:tab/><text:tab/>Unanimous yes</text:p>
      <text:p text:style-name="P5"><text:tab/>Provide operator bool for both <text:s/>Y: <text:s/>6 N: 5</text:p>
      <text:p text:style-name="Preformatted_20_Text"><text:tab/><text:span text:style-name="T10">Provide .something() <text:s text:c="11"/>Y: 17 N: 0</text:span></text:p>
      <text:p text:style-name="Preformatted_20_Text"><text:tab/>Provide =={} <text:s text:c="19"/>Y: <text:s/>0 N: 5</text:p>
      <text:p text:style-name="Preformatted_20_Text"><text:tab/>Provide ==std::none <text:s text:c="12"/>Y: <text:s/>5 N: 2</text:p>
      <text:p text:style-name="P2"><text:tab/>something(any/optional) <text:s text:c="8"/>Y: <text:s/>3 N: 8</text:p>
      <text:list xml:id="list1052286725" text:continue-numbering="true" text:style-name="L1">
        <text:list-item>
          <text:p text:style-name="P17">Do we want the <text:span text:style-name="T8">not-a-value</text:span> <text:span text:style-name="T4">none</text:span>? No, too much unit types. The committee wants a separated paper for a generic <text:span text:style-name="T4">none_t/none, none_tc_t&lt;TC&gt;/none&lt;TC&gt;.</text:span></text:p>
          <text:p text:style-name="P14">Do we want none_t to be a separate paper?</text:p>
        </text:list-item>
      </text:list>
      <text:p text:style-name="Preformatted_20_Text"><text:tab/><text:span text:style-name="T10">SF F N</text:span> A SA</text:p>
      <text:p text:style-name="P2"><text:tab/><text:span text:style-name="T10">11 1 3</text:span> 0 0</text:p>
      <text:list xml:id="list1053875888" text:continue-numbering="true" text:style-name="L1">
        <text:list-item>
          <text:p text:style-name="P17"><text:soft-page-break/>Do we want the <text:span text:style-name="T4">make</text:span><text:span text:style-name="Source_20_Text"><text:span text:style-name="T4">_any</text:span></text:span> factory? Yes</text:p>
        </text:list-item>
      </text:list>
      <text:p text:style-name="Preformatted_20_Text"><text:tab/><text:span text:style-name="T10">SF F N</text:span> A SA</text:p>
      <text:p text:style-name="P2"><text:tab/><text:span text:style-name="T10">1 <text:s/>9 7</text:span> 2 0</text:p>
      <text:list xml:id="list1993134665" text:continue-numbering="true" text:style-name="L1">
        <text:list-item>
          <text:p text:style-name="P17">Do we want to have a follow up for a concept based on the functions <text:span text:style-name="T4">holds</text:span><text:span text:style-name="T1"> and </text:span><text:span text:style-name="T4">storage_address_of?</text:span><text:span text:style-name="T1"> Not in this paper.</text:span></text:p>
        </text:list-item>
        <text:list-item>
          <text:p text:style-name="P17">Do we want to have a follow up for <text:span text:style-name="T4">select&lt;T&gt;/select&lt;I&gt;? </text:span><text:span text:style-name="T1">Not in this paper. <text:s/>Considered as invention</text:span></text:p>
        </text:list-item>
        <text:list-item>
          <text:p text:style-name="P17">Do we want to have a follow up for the observers <text:span text:style-name="T1"><text:s/></text:span><text:span text:style-name="T4">reference_of</text:span><text:span text:style-name="T1">, </text:span><text:span text:style-name="T4">value_of</text:span><text:span text:style-name="T1"> and </text:span><text:span text:style-name="T4">address_of</text:span>? <text:span text:style-name="T1">Not in this paper.</text:span></text:p>
        </text:list-item>
      </text:list>
      <text:p text:style-name="Text_20_body"><text:span text:style-name="T1">We have improved the wording and in particular added some missing overloads using </text:span><text:span text:style-name="T4">initializer_list.</text:span></text:p>
      <text:p text:style-name="Text_20_body"><text:span text:style-name="T1">We have added a comparative table on the appendix also.</text:span></text:p>
      <text:h text:style-name="Heading_20_1" text:outline-level="1">Introduction</text:h>
      <text:p text:style-name="Text_20_body">This paper identifies some differences in the design of <text:span text:style-name="Source_20_Text">variant&lt;Ts...&gt;</text:span>, <text:span text:style-name="Source_20_Text">any</text:span> and <text:span text:style-name="Source_20_Text">optional&lt;T&gt;</text:span>, diagnoses them as owing to unnecessary asymmetry between those classes, and proposes wording to eliminate the asymmetry. </text:p>
      <text:p text:style-name="Text_20_body">The identified issues are related to the last Fundamental TS proposal [N4480] and the variant proposal [N4542] and concerns mainly:</text:p>
      <text:list xml:id="list1949877569" text:style-name="L2">
        <text:list-item>
          <text:p text:style-name="P20">coherency of functions that behave the same but that are named differently, </text:p>
        </text:list-item>
        <text:list-item>
          <text:p text:style-name="P20">replace the <text:span text:style-name="T4">in_place</text:span> tag by a function with overloads for type and index,</text:p>
        </text:list-item>
        <text:list-item>
          <text:p text:style-name="P20">replacement of <text:span text:style-name="Source_20_Text">emplace_type&lt;T&gt;</text:span>/<text:span text:style-name="Source_20_Text">emplace_index&lt;I&gt;</text:span> by <text:span text:style-name="Source_20_Text">in_place&lt;T&gt;</text:span>/<text:span text:style-name="Source_20_Text">in_place&lt;I&gt;</text:span> </text:p>
        </text:list-item>
        <text:list-item>
          <text:p text:style-name="P20">addition of emplace factories for <text:span text:style-name="Source_20_Text">any</text:span> and <text:span text:style-name="Source_20_Text">optional</text:span> classes. </text:p>
        </text:list-item>
      </text:list>
      <text:h text:style-name="Heading_20_1" text:outline-level="1"><text:bookmark text:name="user-content-motivation-and-scope"/>Motivation and Scope</text:h>
      <text:p text:style-name="Text_20_body">Both <text:span text:style-name="Source_20_Text">optional</text:span> and <text:span text:style-name="Source_20_Text">any</text:span> are classes that can store possibly some underlying type. In the case of <text:span text:style-name="Source_20_Text">optional</text:span> the underlying type is know at compile time, for <text:span text:style-name="Source_20_Text">any</text:span> the underlying type is any and know at run-time. </text:p>
      <text:p text:style-name="Text_20_body">If the variant proposal ends by having nullable variant, the stored type would be any of the <text:span text:style-name="Source_20_Text">Ts</text:span> or a <text:span text:style-name="T8">not-a-value</text:span> type, know at run-time. Let me refer to this possible variant of <text:span text:style-name="T4">nullable_variant</text:span> <text:span text:style-name="Source_20_Text">&lt;Ts...&gt;. </text:span></text:p>
      <text:p text:style-name="Text_20_body">The following inconsistencies have been identified:</text:p>
      <text:list xml:id="list349477645" text:style-name="L3">
        <text:list-item>
          <text:p text:style-name="P18"><text:span text:style-name="Source_20_Text">variant&lt;Ts...&gt;</text:span> and <text:span text:style-name="Source_20_Text">optional</text:span> provides in place construction with different syntax while <text:span text:style-name="Source_20_Text">any</text:span> requires a specific instance.</text:p>
        </text:list-item>
        <text:list-item>
          <text:p text:style-name="P18"><text:span text:style-name="Source_20_Text">variant&lt;Ts...&gt;</text:span> and <text:span text:style-name="Source_20_Text">optional</text:span> provides emplace assignment while <text:span text:style-name="Source_20_Text">any</text:span> requires a specific instance to be assigned. </text:p>
        </text:list-item>
        <text:list-item>
          <text:p text:style-name="P18">The in place tags for <text:span text:style-name="Source_20_Text">variant&lt;Ts...&gt;</text:span> and <text:span text:style-name="Source_20_Text">optional</text:span> are different. However the name <text:soft-page-break/>should be the same. Any doesn't provides in place construction and assignment yet.</text:p>
        </text:list-item>
        <text:list-item>
          <text:p text:style-name="P18"><text:span text:style-name="Source_20_Text">any</text:span> provides <text:span text:style-name="Source_20_Text">any::clear()</text:span> to unset the value while <text:span text:style-name="Source_20_Text">optional</text:span> uses assignment from a <text:span text:style-name="Source_20_Text">nullopt_t</text:span><text:span text:style-name="Source_20_Text"><text:span text:style-name="T1"> or from </text:span></text:span><text:span text:style-name="Source_20_Text">{}</text:span>. This paper doesn't contains any proposal to improve this situation. A separated paper would include a generic <text:span text:style-name="T4">none_t/none</text:span> proposal.</text:p>
        </text:list-item>
        <text:list-item>
          <text:p text:style-name="P18"><text:span text:style-name="Source_20_Text">optional</text:span> provides a <text:span text:style-name="Source_20_Text">explicit bool</text:span> conversion while <text:span text:style-name="Source_20_Text">any</text:span> provides an <text:span text:style-name="Source_20_Text">any::empty</text:span> member function. </text:p>
        </text:list-item>
        <text:list-item>
          <text:p text:style-name="P18"><text:span text:style-name="Source_20_Text">optional&lt;T&gt;</text:span>, <text:span text:style-name="Source_20_Text">variant&lt;Ts...&gt;</text:span> and <text:span text:style-name="Source_20_Text">any</text:span> provides different interfaces to get the stored value. <text:span text:style-name="Source_20_Text">optional</text:span> uses a <text:span text:style-name="Source_20_Text">value</text:span> member function and pointer-like functions, <text:span text:style-name="Source_20_Text">variant</text:span> uses a tuple like interface, while <text:span text:style-name="Source_20_Text">any</text:span> uses a cast like interface. As all these classes are in someway classes that can possibly store a specific type, the first two limited and know at compile time, the last unlimited, it seems natural that all provide the same kind of interface. This paper doesn't contains any proposal to improve this situation. A separated paper would include a generic <text:span text:style-name="T4">none_t/none</text:span> proposal.</text:p>
        </text:list-item>
      </text:list>
      <text:p text:style-name="Text_20_body">The C++ standard should be coherent for features that behave the same way on different types. Instead of creating specific issues, we have preferred to write a specific paper so that we can discuss of the whole view.</text:p>
      <text:h text:style-name="Heading_20_1" text:outline-level="1"><text:bookmark text:name="user-content-proposal"/>Proposal</text:h>
      <text:p text:style-name="Text_20_body">We propose to: </text:p>
      <text:list xml:id="list1808117299" text:style-name="L4">
        <text:list-item>
          <text:p text:style-name="P21">Replace <text:span text:style-name="Source_20_Text">in_place_t/in_place</text:span> by an overloaded function (see [eggs-variant]).</text:p>
        </text:list-item>
        <text:list-item>
          <text:p text:style-name="P21">In class <text:span text:style-name="Source_20_Text">optional&lt;T&gt;</text:span></text:p>
          <text:list>
            <text:list-item>
              <text:p text:style-name="P21">Add a <text:span text:style-name="Source_20_Text">reset</text:span> member function.</text:p>
            </text:list-item>
            <text:list-item>
              <text:p text:style-name="P21">Add a <text:span text:style-name="Source_20_Text">has_value</text:span> member function. </text:p>
            </text:list-item>
          </text:list>
        </text:list-item>
        <text:list-item>
          <text:p text:style-name="P21">Add an additional overload for <text:s/><text:span text:style-name="Source_20_Text">make_optional</text:span> factory to emplace construct.</text:p>
        </text:list-item>
        <text:list-item>
          <text:p text:style-name="P21">In class <text:span text:style-name="Source_20_Text">any</text:span></text:p>
          <text:list>
            <text:list-item>
              <text:p text:style-name="P21">make the default constructor <text:span text:style-name="T4">constexpr</text:span>, </text:p>
            </text:list-item>
            <text:list-item>
              <text:p text:style-name="P21">add <text:span text:style-name="T4">in_place</text:span> forward constructors, </text:p>
            </text:list-item>
            <text:list-item>
              <text:p text:style-name="P21">add <text:span text:style-name="T4">emplace</text:span> forward member functions, </text:p>
            </text:list-item>
            <text:list-item>
              <text:p text:style-name="P21">rename the <text:span text:style-name="Source_20_Text">empty</text:span> function with <text:span text:style-name="Source_20_Text">has_value</text:span><text:span text:style-name="Source_20_Text"><text:span text:style-name="T1"> and make it </text:span></text:span><text:span text:style-name="Source_20_Text">constexpr</text:span><text:span text:style-name="T1">, </text:span></text:p>
            </text:list-item>
            <text:list-item>
              <text:p text:style-name="P21">rename the <text:span text:style-name="Source_20_Text">clear</text:span> member function to <text:span text:style-name="Source_20_Text">reset</text:span>, </text:p>
            </text:list-item>
          </text:list>
        </text:list-item>
        <text:list-item>
          <text:p text:style-name="P21">Add a <text:span text:style-name="Source_20_Text">make_any</text:span> factory to emplace construct.</text:p>
        </text:list-item>
        <text:list-item>
          <text:p text:style-name="P21">In class <text:span text:style-name="Source_20_Text">variant&lt;T&gt;</text:span></text:p>
          <text:list>
            <text:list-item>
              <text:p text:style-name="P21">Replace the uses of <text:span text:style-name="Source_20_Text">emplace_type_t&lt;T&gt;</text:span>/<text:span text:style-name="Source_20_Text">emplace_index_t&lt;I&gt;</text:span> by <text:span text:style-name="Source_20_Text">in_place_t&lt;T&gt;</text:span>/<text:span text:style-name="Source_20_Text">in_place_t&lt;I&gt;)</text:span> </text:p>
            </text:list-item>
            <text:list-item>
              <text:p text:style-name="P21">Replace the uses of <text:span text:style-name="Source_20_Text">emplace_type&lt;T&gt;</text:span>/<text:span text:style-name="Source_20_Text">emplace_index&lt;I&gt;</text:span> by <text:span text:style-name="Source_20_Text">in_place&lt;T&gt;</text:span>/<text:span text:style-name="Source_20_Text">in_place&lt;I&gt;</text:span>.</text:p>
            </text:list-item>
          </text:list>
        </text:list-item>
      </text:list>
      <text:h text:style-name="Heading_20_1" text:outline-level="1"><text:bookmark text:name="user-content-design-rationale"/><text:soft-page-break/>Design rationale</text:h>
      <text:h text:style-name="Heading_20_2" text:outline-level="2">in_place constructor</text:h>
      <text:p text:style-name="Text_20_body"><text:span text:style-name="Source_20_Text">optional&lt;T&gt;</text:span> in place constructor constructs implicitly a <text:span text:style-name="Source_20_Text">T</text:span>. </text:p>
      <text:p text:style-name="Preformatted_20_Text"><text:tab/>template &lt;class... Args&gt; </text:p>
      <text:p text:style-name="P2"><text:tab/>constexpr explicit optional&lt;T&gt;::optional(in_place_t, Args&amp;&amp;... args);</text:p>
      <text:p text:style-name="Text_20_body">In place construct for <text:span text:style-name="Source_20_Text">any</text:span> can not have an implicit type <text:span text:style-name="Source_20_Text">T</text:span>. We need a way to state explicitly which <text:span text:style-name="Source_20_Text">T</text:span> must be constructed in place. </text:p>
      <text:p text:style-name="Preformatted_20_Text"><text:tab/>struct in_place_tag {};</text:p>
      <text:p text:style-name="Preformatted_20_Text"><text:s text:c="6"/>template &lt;class T&gt;</text:p>
      <text:p text:style-name="Preformatted_20_Text"><text:tab/>using in_place_type_t = in_place_tag(&amp;)(unspecified&lt;T&gt;);</text:p>
      <text:p text:style-name="Preformatted_20_Text"><text:s text:c="6"/>template &lt;class T&gt;</text:p>
      <text:p text:style-name="Preformatted_20_Text"><text:tab/>in_place_tag in_place(unspecified&lt;T&gt;) { return {} };</text:p>
      <text:p text:style-name="Preformatted_20_Text"/>
      <text:p text:style-name="Text_20_body">The function <text:span text:style-name="Source_20_Text">in_place_tag(&amp;)(unspecified&lt;T&gt;)</text:span> is used to transport the type <text:span text:style-name="Source_20_Text">T</text:span> participating in overload resolution.</text:p>
      <text:p text:style-name="Preformatted_20_Text"><text:tab/>template &lt;class T, class ...Args&gt;</text:p>
      <text:p text:style-name="P2"><text:tab/>any(in_place_type_t&lt;T&gt;), , Args&amp;&amp; ...);</text:p>
      <text:p text:style-name="Text_20_body">This can be used as </text:p>
      <text:p text:style-name="P2"><text:tab/>any(in_place&lt;X&gt;, v1, ..., vn);</text:p>
      <text:p text:style-name="Text_20_body">Adopting this template class to optional would needs to change the definition of <text:span text:style-name="Source_20_Text">in_place_t/in_place</text:span> to </text:p>
      <text:p text:style-name="Preformatted_20_Text"><text:tab/>using in_place_t = in_place_tag(&amp;)(unspecified);</text:p>
      <text:p text:style-name="P2"><text:tab/>in_place_tag in_place(unspecified) { return {} };</text:p>
      <text:p text:style-name="Text_20_body">The same applies to variant. We need an additional overload for <text:span text:style-name="T4">in_place</text:span></text:p>
      <text:p text:style-name="P6"><text:tab/>template &lt;int I&gt;</text:p>
      <text:p text:style-name="Preformatted_20_Text"><text:tab/>using in_place_index_t = in_place_tag(&amp;)(unspecified&lt;I&gt;);</text:p>
      <text:p text:style-name="Preformatted_20_Text"><text:s text:c="6"/>template &lt;int I&gt;</text:p>
      <text:p text:style-name="P6"><text:tab/>in_place_tag in_place(unspecified&lt;I&gt;) { return {} };</text:p>
      <text:p text:style-name="P6"/>
      <text:p text:style-name="Text_20_body"><text:span text:style-name="Source_20_Text"><text:span text:style-name="T1">Given</text:span></text:span></text:p>
      <text:p text:style-name="Preformatted_20_Text"><text:tab/>struct Foo { Foo(int, double, char); };</text:p>
      <text:p text:style-name="Preformatted_20_Text"/>
      <text:p text:style-name="P4">Before:</text:p>
      <text:p text:style-name="Preformatted_20_Text"><text:tab/>optional&lt;Foo&gt; of(in_place, 0, 1.5, 'c');</text:p>
      <text:p text:style-name="Preformatted_20_Text"><text:tab/>variant&lt;int, Foo&gt; vf(emplace_type&lt;Foo&gt;, 0, 1.5, 'c');</text:p>
      <text:p text:style-name="Preformatted_20_Text"><text:tab/>variant&lt;int, Foo&gt; vf(emplace_index&lt;1&gt;, 0, 1.5, 'c');</text:p>
      <text:p text:style-name="Preformatted_20_Text"><text:tab/>any af(Foo(0, 1.5, 'c')); // (*)</text:p>
      <text:p text:style-name="Preformatted_20_Text"/>
      <text:p text:style-name="P4">After:</text:p>
      <text:p text:style-name="Preformatted_20_Text"><text:tab/>optional&lt;Foo&gt; of(in_place, 0, 1.5, 'c');</text:p>
      <text:p text:style-name="Preformatted_20_Text"><text:tab/>variant&lt;int, Foo&gt; vf(in_place&lt;Foo&gt;, 0, 1.5, 'c');</text:p>
      <text:p text:style-name="Preformatted_20_Text"><text:tab/>variant&lt;int, Foo&gt; vf(in_place&lt;1&gt;, 0, 1.5, 'c');</text:p>
      <text:p text:style-name="P2"><text:soft-page-break/><text:tab/>any af(in_place&lt;Foo&gt;, 0, 1.5, 'c');</text:p>
      <text:p text:style-name="Text_20_body">Note that before any didn't support non-copyable-non-moveable objects like <text:span text:style-name="T4">std::mutex</text:span>. With <text:span text:style-name="T4">in_place</text:span><text:span text:style-name="T1"> we are able to store a </text:span><text:span text:style-name="T4">mutex</text:span><text:span text:style-name="T1"> in.</text:span><text:span text:style-name="T4"> </text:span></text:p>
      <text:p text:style-name="Text_20_body"/>
      <text:h text:style-name="Heading_20_2" text:outline-level="2">Differences between the new in_place_t and the old one</text:h>
      <text:h text:style-name="Heading_20_3" text:outline-level="3">Cost of function reference versus tags</text:h>
      <text:p text:style-name="Text_20_body">The prosed function reference for <text:span text:style-name="T4">in_place_t(&amp;)(unspecified)</text:span> takes the size of an address while the previous <text:span text:style-name="T4">in_place_t</text:span> struct tag was empty and so its size is 1. We don't think this would reduce significantly the performances an believe that it can even perform better, however some measure would be done if there is an interest.</text:p>
      <text:h text:style-name="Heading_20_3" text:outline-level="3">Possible malicious attacks</text:h>
      <text:p text:style-name="Text_20_body">Unfortunately using function references would work for any unary function taken the unspecified type and returning <text:span text:style-name="Source_20_Text">in_place_tag</text:span> in addition to <text:span text:style-name="Source_20_Text">in_place</text:span>. Of course defining such a function would imply to hack the unspecified type. This can be seen as a hole on this proposal, but the author think that it is better to have a uniform interface than protecting from malicious attacks from a hacker.</text:p>
      <text:h text:style-name="Heading_20_3" text:outline-level="3">No default constructible</text:h>
      <text:p text:style-name="Text_20_body">While adapting <text:span text:style-name="T4">optional&lt;T&gt;</text:span> to the new <text:span text:style-name="T4">in_place_t</text:span> type we found that we can not anymore use <text:span text:style-name="T4">in_place_t{}</text:span>. The authors don't consider this a big limitation as the user can use <text:span text:style-name="T4">in_place</text:span> instead. </text:p>
      <text:p text:style-name="Text_20_body">It needs to be noted that this is in line with the behavior of <text:s/><text:span text:style-name="T4">nullopt_t</text:span> as <text:span text:style-name="T4">nullopt_t{}</text:span> fails as no default constructible. However <text:span text:style-name="T4">nullptr_t{}</text:span> seems to be well formed.</text:p>
      <text:h text:style-name="Heading_20_3" text:outline-level="3">Not assignable from {}</text:h>
      <text:p text:style-name="Text_20_body">After a deeper analysis we found also that the old <text:s/><text:span text:style-name="T4">in_place_t</text:span><text:span text:style-name="T1"> supported</text:span></text:p>
      <text:p text:style-name="Text_20_body"><text:span text:style-name="T4"><text:tab/></text:span><text:span text:style-name="T6">in_place_t t = {};</text:span></text:p>
      <text:p text:style-name="Text_20_body">The authors don't consider this a big limitation as we don't expect that a lot of users could use this and the user can use <text:span text:style-name="T4">in_place</text:span> instead. </text:p>
      <text:p text:style-name="Text_20_body"><text:span text:style-name="T4"><text:tab/></text:span><text:span text:style-name="T6">in_place_t t = in_place;</text:span></text:p>
      <text:p text:style-name="P4">It needs to be noted that this is in line with the behavior of <text:s/><text:span text:style-name="T4">nullopt_t</text:span> as the following compile fails.</text:p>
      <text:p text:style-name="Text_20_body"><text:span text:style-name="T4"><text:tab/></text:span><text:span text:style-name="T6">nullopt_t t = {}; // compile fails</text:span></text:p>
      <text:p text:style-name="P4">However <text:span text:style-name="T4">nullptr_t</text:span> seems to be support it.</text:p>
      <text:p text:style-name="Text_20_body"><text:span text:style-name="T4"><text:tab/></text:span><text:span text:style-name="T6">nullptr_t t = {}; // compile pass</text:span></text:p>
      <text:h text:style-name="Heading_20_2" text:outline-level="2"><text:soft-page-break/><text:span text:style-name="T4">emplace</text:span> forward member function</text:h>
      <text:p text:style-name="Text_20_body"><text:span text:style-name="Source_20_Text">optional&lt;T&gt;</text:span> emplace member function emplaces implicitly a <text:span text:style-name="Source_20_Text">T</text:span>. </text:p>
      <text:p text:style-name="Preformatted_20_Text"><text:tab/>template &lt;class ...Args&gt;</text:p>
      <text:p text:style-name="P2"><text:tab/>optional&lt;T&gt;::emplace(Args&amp;&amp; ...);</text:p>
      <text:p text:style-name="Text_20_body"><text:span text:style-name="Source_20_Text">emplace</text:span> for <text:span text:style-name="Source_20_Text">any</text:span> can not have an implicit type <text:span text:style-name="Source_20_Text">T</text:span>. We need a way to state explicitly which <text:span text:style-name="Source_20_Text">T</text:span> must be emplaced. </text:p>
      <text:p text:style-name="Preformatted_20_Text"><text:tab/>template &lt;class T, class ...Args&gt;</text:p>
      <text:p text:style-name="P2"><text:tab/>any::emplace(Args&amp;&amp; ...);</text:p>
      <text:p text:style-name="Text_20_body">and used as follows</text:p>
      <text:p text:style-name="Preformatted_20_Text"><text:tab/>any af;</text:p>
      <text:p text:style-name="Preformatted_20_Text"><text:tab/>optional&lt;Foo&gt; of;</text:p>
      <text:p text:style-name="Preformatted_20_Text"><text:tab/>variant&lt;int, Foo&gt; vf;</text:p>
      <text:p text:style-name="P5"><text:tab/>af.emplace&lt;Foo&gt;(v1, ..., vn);</text:p>
      <text:p text:style-name="P5"><text:tab/>of.emplace&lt;Foo&gt;(v1, ..., vn);</text:p>
      <text:p text:style-name="P2"><text:tab/>vf.emplace&lt;Foo&gt;(v1, ..., vn);</text:p>
      <text:h text:style-name="Heading_20_2" text:outline-level="2"><text:bookmark text:name="user-content-about-emptyexplicit-operator-bool-member-functions"/>About <text:span text:style-name="Source_20_Text">empty()</text:span>/<text:span text:style-name="Source_20_Text">explicit operator bool()</text:span> member functions</text:h>
      <text:p text:style-name="Text_20_body"><text:span text:style-name="Source_20_Text">empty</text:span> is more associated with containers. We don't see neither <text:span text:style-name="Source_20_Text">any</text:span><text:span text:style-name="Source_20_Text"><text:span text:style-name="T1"> </text:span></text:span>nor <text:span text:style-name="Source_20_Text">optional</text:span> as container classes. For probably valued types (as are the smart pointers and optional) the standard uses <text:span text:style-name="T4">explicit operator bool</text:span> conversion instead.<text:line-break/>We consider <text:span text:style-name="Source_20_Text">any</text:span> as a probably valued type . If <text:span text:style-name="T4">nullable_ariant</text:span> ends modeling a probably valued type both should provide the <text:span text:style-name="T4">explicit operator bool</text:span>.</text:p>
      <text:p text:style-name="Text_20_body"><text:span text:style-name="Source_20_Text"><text:span text:style-name="T1">Given</text:span></text:span></text:p>
      <text:p text:style-name="Preformatted_20_Text"><text:tab/>struct Foo { Foo(int, double, char); };</text:p>
      <text:p text:style-name="Preformatted_20_Text"><text:tab/>unique_ptr&lt;Foo&gt; pf=...</text:p>
      <text:p text:style-name="Preformatted_20_Text"><text:tab/>optional&lt;Foo&gt; of=...;</text:p>
      <text:p text:style-name="Preformatted_20_Text"><text:tab/>any af=...;</text:p>
      <text:p text:style-name="Preformatted_20_Text"/>
      <text:p text:style-name="P4">Before:</text:p>
      <text:p text:style-name="Preformatted_20_Text"><text:tab/>if (pf) ...</text:p>
      <text:p text:style-name="Preformatted_20_Text"><text:tab/>if (of) ...</text:p>
      <text:p text:style-name="Preformatted_20_Text"><text:tab/>if ( ! af.empty()) ...</text:p>
      <text:p text:style-name="P7"/>
      <text:p text:style-name="P4">After:</text:p>
      <text:p text:style-name="Preformatted_20_Text"><text:tab/>if (pf) ...</text:p>
      <text:p text:style-name="Preformatted_20_Text"><text:tab/>if (of) ...</text:p>
      <text:p text:style-name="Preformatted_20_Text"><text:tab/>if (af) ...</text:p>
      <text:p text:style-name="P7"/>
      <text:p text:style-name="P8">A lot of people consider that the <text:span text:style-name="T4">explicit operator bool</text:span> conversion is not explicit enough. An alternative to <text:span text:style-name="T4">explicit operator bool()</text:span> is to use a member function <text:span text:style-name="T4">has_value</text:span> (or <text:span text:style-name="T4">holds</text:span>). </text:p>
      <text:p text:style-name="P8"/>
      <text:p text:style-name="P4"><text:soft-page-break/>After:</text:p>
      <text:p text:style-name="Preformatted_20_Text"><text:tab/>if (pf.has_value()) ...</text:p>
      <text:p text:style-name="Preformatted_20_Text"><text:tab/>if (of.has_value()) ...</text:p>
      <text:p text:style-name="Preformatted_20_Text"><text:tab/>if (af.has_value()) …</text:p>
      <text:p text:style-name="Preformatted_20_Text"/>
      <text:p text:style-name="Text_20_body">The <text:span text:style-name="T4">has_value</text:span> member function is retained as more explicit and easy to read. As this proposal is not about any change in pointe-like classes we lost uniform syntax respect to pointe-like classes.</text:p>
      <text:p text:style-name="P4">After:</text:p>
      <text:p text:style-name="Preformatted_20_Text"><text:tab/>if (pf) ...</text:p>
      <text:p text:style-name="Preformatted_20_Text"><text:tab/>if (of.has_value()) ...</text:p>
      <text:p text:style-name="Preformatted_20_Text"><text:tab/>if (af.has_value()) ...</text:p>
      <text:p text:style-name="Preformatted_20_Text"/>
      <text:p text:style-name="Text_20_body">Having a uniform interface for pointe-like, type-erased and sum type classes would be the subject of another proposal. This is because this is not the single function for which the interfaces are not uniform.</text:p>
      <text:h text:style-name="Heading_20_2" text:outline-level="2"><text:bookmark text:name="user-content-about-clearreset-member-functions"/>About <text:span text:style-name="Source_20_Text">clear()/reset()</text:span> member functions</text:h>
      <text:p text:style-name="Text_20_body"><text:span text:style-name="Source_20_Text">clear()</text:span> is more associated to containers. We don't see neither <text:span text:style-name="Source_20_Text">any</text:span><text:span text:style-name="Source_20_Text"> </text:span>nor <text:span text:style-name="Source_20_Text">optional</text:span> as container classes. For probably valued types (as are the smart pointers) the standard uses <text:span text:style-name="Source_20_Text">reset</text:span> instead. </text:p>
      <text:p text:style-name="Text_20_body"><text:span text:style-name="Source_20_Text"><text:span text:style-name="T1">Given</text:span></text:span></text:p>
      <text:p text:style-name="Preformatted_20_Text"><text:tab/>struct Foo { Foo(int, double, char); };</text:p>
      <text:p text:style-name="Preformatted_20_Text"><text:tab/>unique_ptr&lt;Foo&gt; pf=...;</text:p>
      <text:p text:style-name="Preformatted_20_Text"><text:tab/>optional&lt;Foo&gt; of=...;</text:p>
      <text:p text:style-name="Preformatted_20_Text"><text:tab/>any af=...;</text:p>
      <text:p text:style-name="Preformatted_20_Text"/>
      <text:p text:style-name="P4">Before:</text:p>
      <text:p text:style-name="Preformatted_20_Text"><text:tab/>pf.reset();</text:p>
      <text:p text:style-name="Preformatted_20_Text"><text:tab/>of = nullopt;</text:p>
      <text:p text:style-name="Preformatted_20_Text"><text:tab/>af.clear();</text:p>
      <text:p text:style-name="Preformatted_20_Text"/>
      <text:p text:style-name="P4">After:</text:p>
      <text:p text:style-name="Preformatted_20_Text"><text:tab/>pf.reset();</text:p>
      <text:p text:style-name="Preformatted_20_Text"><text:tab/>of.reset();</text:p>
      <text:p text:style-name="Preformatted_20_Text"><text:tab/>af.reset();</text:p>
      <text:h text:style-name="Heading_20_2" text:outline-level="2"><text:bookmark text:name="user-content-about-the-constant-none"/>About a <text:span text:style-name="T8">not-a-value</text:span> any: <text:span text:style-name="Source_20_Text">none</text:span></text:h>
      <text:p text:style-name="Text_20_body">The original proposal contained a <text:span text:style-name="T4">none_t</text:span>/<text:span text:style-name="T4">none</text:span> for <text:span text:style-name="T4">any</text:span>. It has been considered that we have too much unit types and that another paper should take care of a more generic <text:span text:style-name="T4">none</text:span> separately. </text:p>
      <text:h text:style-name="Heading_20_2" text:outline-level="2"><text:bookmark text:name="user-content-do-we-need-an-explicit-make_any-factory"/>Do we need an explicit <text:span text:style-name="Source_20_Text">make_any</text:span> factory?</text:h>
      <text:p text:style-name="Text_20_body"><text:span text:style-name="Source_20_Text">any</text:span> is not a generic type but a type erased type. <text:span text:style-name="Source_20_Text">any</text:span> play the same role than a possible <text:span text:style-name="Source_20_Text">make_any</text:span>.</text:p>
      <text:p text:style-name="Text_20_body">This paper however propose a <text:span text:style-name="Source_20_Text">make_any</text:span> factory for the emplace case, see below. </text:p>
      <text:p text:style-name="Text_20_body">Note also that if [N4471] is adopted we wouldn't need any more <text:span text:style-name="T4">make_optional</text:span><text:span text:style-name="T1">, as e.g. </text:span><text:soft-page-break/><text:span text:style-name="T4">optional(1)</text:span><text:span text:style-name="T1"> would be deduced as </text:span><text:span text:style-name="T4">optional&lt;int&gt;</text:span><text:span text:style-name="T1">.</text:span></text:p>
      <text:h text:style-name="Heading_20_2" text:outline-level="2"><text:bookmark text:name="user-content-about-an-emplace-factories"/>About emplace factories</text:h>
      <text:p text:style-name="Text_20_body">However, we could consider a <text:span text:style-name="T4">make_xxx</text:span> factory that in place constructs a <text:span text:style-name="Source_20_Text">T</text:span>.</text:p>
      <text:p text:style-name="Text_20_body"><text:span text:style-name="Source_20_Text">optional&lt;T&gt;</text:span> and <text:span text:style-name="Source_20_Text">any</text:span> could be in place constructed as follows:</text:p>
      <text:p text:style-name="Preformatted_20_Text"><text:tab/>optional&lt;T&gt; opt(in_place, v1, vn);</text:p>
      <text:p text:style-name="Preformatted_20_Text"><text:tab/>f(optional&lt;T&gt;(in_place, v1, vn));</text:p>
      <text:p text:style-name="Preformatted_20_Text"/>
      <text:p text:style-name="Preformatted_20_Text"><text:tab/>any a(in_place&lt;T&gt;, v1, vn);</text:p>
      <text:p text:style-name="P2"><text:tab/>f(any(in_place&lt;T&gt;, v1, vn));</text:p>
      <text:p text:style-name="Text_20_body">When we use auto things change a little bit</text:p>
      <text:p text:style-name="Preformatted_20_Text"><text:tab/>auto opt = optional&lt;T&gt;(in_place, v1, vn);</text:p>
      <text:p text:style-name="P2"><text:tab/>auto a = any(in_place&lt;T&gt;, v1, vn);</text:p>
      <text:p text:style-name="Text_20_body">This is almost uniform. However having an <text:span text:style-name="T4">make</text:span><text:span text:style-name="Source_20_Text"><text:span text:style-name="T4">_xxx</text:span></text:span> factory function would make the code even more uniform</text:p>
      <text:p text:style-name="Preformatted_20_Text"><text:tab/>auto opt = make_optional&lt;T&gt;(v1, vn);</text:p>
      <text:p text:style-name="Preformatted_20_Text"><text:tab/>f(make_optional&lt;T&gt;(v1, vn));</text:p>
      <text:p text:style-name="Preformatted_20_Text"/>
      <text:p text:style-name="Preformatted_20_Text"><text:tab/>auto a = make_any&lt;T&gt;(v1, vn);</text:p>
      <text:p text:style-name="P2"><text:tab/>f(make_any&lt;T&gt;(v1, vn));</text:p>
      <text:p text:style-name="Text_20_body">The implementation of these emplace factories could be:</text:p>
      <text:p text:style-name="Preformatted_20_Text">template &lt;class T, class ...Args&gt;</text:p>
      <text:p text:style-name="Preformatted_20_Text"><text:tab/>optional&lt;T&gt; make_optional(Args&amp;&amp; ...args) {</text:p>
      <text:p text:style-name="Preformatted_20_Text"><text:s text:c="4"/><text:tab/><text:tab/>return optional(in_place, std::forward&lt;Args&gt;(args)...);</text:p>
      <text:p text:style-name="P2"><text:tab/>}</text:p>
      <text:p text:style-name="Preformatted_20_Text">template &lt;class T, class ...Args&gt;</text:p>
      <text:p text:style-name="Preformatted_20_Text"><text:tab/>any make_any(Args&amp;&amp; ...args) {</text:p>
      <text:p text:style-name="Preformatted_20_Text"><text:s text:c="4"/><text:tab/><text:tab/>return any(in_place&lt;T&gt;, std::forward&lt;Args&gt;(args)...);</text:p>
      <text:p text:style-name="P2"><text:tab/>}</text:p>
      <text:p text:style-name="Text_20_body"><text:span text:style-name="Source_20_Text"><text:span text:style-name="T1">Given</text:span></text:span></text:p>
      <text:p text:style-name="Preformatted_20_Text"><text:tab/>struct Foo { Foo(int, double, char); };</text:p>
      <text:p text:style-name="Preformatted_20_Text"/>
      <text:p text:style-name="P4">Before:</text:p>
      <text:p text:style-name="Preformatted_20_Text"><text:tab/>auto up = make_unique&lt;Foo&gt;(v1, ..., vn)</text:p>
      <text:p text:style-name="Preformatted_20_Text"><text:tab/>auto sp = make_shared&lt;Foo&gt;(v1, ..., vn)</text:p>
      <text:p text:style-name="Preformatted_20_Text"><text:tab/>auto o = optional&lt;Foo&gt;(in_place, v1, ..., vn)</text:p>
      <text:p text:style-name="Preformatted_20_Text"><text:tab/>auto a = any(Foo{v1, ..., vn})</text:p>
      <text:p text:style-name="Preformatted_20_Text"/>
      <text:p text:style-name="P4">After:</text:p>
      <text:p text:style-name="Preformatted_20_Text"><text:tab/>auto up = make_unique&lt;Foo&gt;(v1, ..., vn)</text:p>
      <text:p text:style-name="Preformatted_20_Text"><text:tab/>auto sp = make_shared&lt;Foo&gt;(v1, ..., vn)</text:p>
      <text:p text:style-name="Preformatted_20_Text"><text:tab/>auto o = make_optional&lt;Foo&gt;(v1, ..., vn)</text:p>
      <text:p text:style-name="Preformatted_20_Text"><text:tab/>auto a = make_any&lt;Foo&gt;(v1, ..., vn)</text:p>
      <text:p text:style-name="Preformatted_20_Text"/>
      <text:h text:style-name="Heading_20_2" text:outline-level="2"><text:soft-page-break/>Which file for <text:span text:style-name="Source_20_Text">in_place_t</text:span> and <text:span text:style-name="Source_20_Text">in_place</text:span>?</text:h>
      <text:p text:style-name="Text_20_body">As <text:span text:style-name="Source_20_Text">in_place_t</text:span> and <text:span text:style-name="Source_20_Text">in_place</text:span> are used by <text:span text:style-name="Source_20_Text">optional</text:span> and <text:span text:style-name="Source_20_Text">any</text:span> we need to move its definition to another file. The preference of the authors will be to place them in <text:span text:style-name="Source_20_Text">&lt;experimental/utility&gt;</text:span>.</text:p>
      <text:p text:style-name="Text_20_body">Note that <text:span text:style-name="Source_20_Text">in_place</text:span><text:span text:style-name="Source_20_Text"><text:span text:style-name="T1"> </text:span></text:span>could also be used by <text:span text:style-name="Source_20_Text">experimental::variant</text:span> and that in this case it could also take an index as template parameter.</text:p>
      <text:h text:style-name="Heading_20_2" text:outline-level="2">Access interface</text:h>
      <text:p text:style-name="Text_20_body">The original paper suggested a possible interface for sum types access. As the subject is quite contentious, another paper could take care of it separately.</text:p>
      <text:h text:style-name="Heading_20_1" text:outline-level="1"><text:bookmark text:name="user-content-open-points"/>Open points</text:h>
      <text:p text:style-name="Text_20_body">The authors would like to have an answer to the following points if there is yet at all an interest in this proposal:</text:p>
      <text:list xml:id="list1491467925" text:style-name="L5">
        <text:list-item>
          <text:p text:style-name="P19">Are the differences in behavior of the new <text:span text:style-name="T4">in_place_t</text:span> acceptable?</text:p>
        </text:list-item>
        <text:list-item>
          <text:p text:style-name="P19">Where to place <text:span text:style-name="T4">in_place_t/in_place</text:span>? <text:span text:style-name="T4">&lt;experimental/utility&gt;</text:span>?</text:p>
        </text:list-item>
        <text:list-item>
          <text:p text:style-name="P19">Do we prefer <text:s/><text:span text:style-name="T4">has_value/holds</text:span>? </text:p>
        </text:list-item>
        <text:list-item>
          <text:p text:style-name="P19">Do we want to remove the <text:span text:style-name="Source_20_Text">operator bool</text:span> for optional?</text:p>
        </text:list-item>
      </text:list>
      <text:h text:style-name="Heading_20_1" text:outline-level="1"><text:bookmark text:name="user-content-technical-specification"/>Technical Specification</text:h>
      <text:p text:style-name="Text_20_body">The wording is relative to [N4480].</text:p>
      <text:h text:style-name="Heading_20_2" text:outline-level="2">General utilities library </text:h>
      <text:p text:style-name="Text_20_body"><text:span text:style-name="Source_20_Text">Add in</text:span> [utility/synop]</text:p>
      <text:p text:style-name="Preformatted_20_Text"><text:s text:c="2"/>struct in_place_tag {};</text:p>
      <text:p text:style-name="Preformatted_20_Text"><text:s text:c="4"/>using in_place_t = in_place_tag(&amp;)(unspecified);</text:p>
      <text:p text:style-name="Preformatted_20_Text"><text:s text:c="2"/>template &lt;class T&gt;</text:p>
      <text:p text:style-name="Preformatted_20_Text"><text:s text:c="4"/>using in_place_type_t = in_place_tag(&amp;)(unspecified&lt;T&gt;);</text:p>
      <text:p text:style-name="Preformatted_20_Text"><text:s text:c="2"/>template &lt;int N&gt;</text:p>
      <text:p text:style-name="Preformatted_20_Text"><text:s text:c="4"/>using in_place_index_t = in_place_tag(&amp;)(unspecified&lt;N&gt;);</text:p>
      <text:p text:style-name="Preformatted_20_Text"/>
      <text:p text:style-name="Preformatted_20_Text"><text:s text:c="2"/>constexpr in_place_t in_place(unspecified);</text:p>
      <text:p text:style-name="Preformatted_20_Text"><text:s text:c="2"/>template &lt;class ...T&gt;;</text:p>
      <text:p text:style-name="Preformatted_20_Text"><text:s text:c="4"/>constexpr in_place_t in_place(unspecified&lt;T...&gt;);</text:p>
      <text:p text:style-name="Preformatted_20_Text"><text:s text:c="2"/>template &lt;size N&gt;;</text:p>
      <text:p text:style-name="P2"><text:s text:c="2"/>constexpr in_place_t in_place(unspecified&lt;N&gt;);</text:p>
      <text:h text:style-name="Heading_20_2" text:outline-level="2"><text:soft-page-break/>Optional objects</text:h>
      <text:p text:style-name="Text_20_body">Remove <text:span text:style-name="Source_20_Text">in_place_t/in_place</text:span> from [optional/synop] and [optional/inplace] </text:p>
      <text:p text:style-name="Text_20_body">Update [optional.synopsis] adding after <text:span text:style-name="Source_20_Text">make_optional</text:span></text:p>
      <text:p text:style-name="Preformatted_20_Text"><text:s text:c="2"/>template &lt;class T, class ...Args&gt;</text:p>
      <text:p text:style-name="P2"><text:s text:c="4"/>optional&lt;T&gt; make_optional(Args&amp;&amp; ...args);</text:p>
      <text:p text:style-name="Preformatted_20_Text"><text:s text:c="2"/>template &lt;class T, class U, class ...Args&gt;</text:p>
      <text:p text:style-name="P2"><text:s text:c="4"/>optional&lt;T&gt; make_optional(initializer_list&lt;U&gt; il, Args&amp;&amp; ...args);</text:p>
      <text:p text:style-name="Text_20_body">Add <text:s/>in [optional.object] </text:p>
      <text:p text:style-name="P2"><text:s text:c="4"/>void reset() noexcept;</text:p>
      <text:p text:style-name="Text_20_body">Add in [optional.specalg]</text:p>
      <text:p text:style-name="Preformatted_20_Text"><text:s text:c="2"/>template &lt;class T, class ...Args&gt;</text:p>
      <text:p text:style-name="P2"><text:s text:c="4"/>optional&lt;T&gt; make_optional(Args&amp;&amp; ...args);</text:p>
      <text:p text:style-name="Text_20_body"><text:span text:style-name="Emphasis">Returns</text:span>: <text:span text:style-name="T4">optional&lt;T&gt;(in_place, std::forward(args)...)</text:span>. </text:p>
      <text:p text:style-name="Preformatted_20_Text"><text:s text:c="2"/>template &lt;class T, class U, class ...Args&gt;</text:p>
      <text:p text:style-name="P2"><text:s text:c="4"/>optional&lt;T&gt; make_optional(initializer_list&lt;U&gt; il, Args&amp;&amp; ...args);</text:p>
      <text:p text:style-name="Text_20_body"><text:span text:style-name="Emphasis">Returns</text:span>: <text:span text:style-name="T4">optional&lt;T&gt;(in_place, il, std::forward(args)...)</text:span>. </text:p>
      <text:h text:style-name="Heading_20_2" text:outline-level="2">Class <text:span text:style-name="T4">any</text:span> </text:h>
      <text:p text:style-name="Text_20_body">Update [any.synopsis] adding</text:p>
      <text:p text:style-name="Preformatted_20_Text"><text:span text:style-name="Source_20_Text"/></text:p>
      <text:p text:style-name="Preformatted_20_Text"><text:s text:c="2"/>template &lt;class T, class ...Args&gt;</text:p>
      <text:p text:style-name="P5"><text:s text:c="4"/>any make_any(Args&amp;&amp; ...args);</text:p>
      <text:p text:style-name="Preformatted_20_Text"><text:s text:c="2"/>template &lt;class U, class T, class ...Args&gt;</text:p>
      <text:p text:style-name="P2"><text:s text:c="4"/>any make_any(initializer_list&lt;U&gt;, Args&amp;&amp; ...args);</text:p>
      <text:p text:style-name="Text_20_body">Add constexpr on <text:span text:style-name="Source_20_Text">any</text:span><text:span text:style-name="Source_20_Text"><text:span text:style-name="T1"> default constructor</text:span></text:span></text:p>
      <text:p text:style-name="P5"><text:span text:style-name="Source_20_Text"><text:s text:c="2"/>constexpr any() noexcept;</text:span></text:p>
      <text:p text:style-name="P5"><text:span text:style-name="Source_20_Text"/></text:p>
      <text:p text:style-name="Text_20_body">Add inside class <text:span text:style-name="Source_20_Text">any</text:span></text:p>
      <text:p text:style-name="P2"><text:span text:style-name="Source_20_Text"><text:span text:style-name="T7">// Constructors</text:span></text:span><text:span text:style-name="Source_20_Text"> <text:s/></text:span></text:p>
      <text:p text:style-name="Preformatted_20_Text"><text:s text:c="2"/>template &lt;class T, class ...Args&gt;</text:p>
      <text:p text:style-name="Preformatted_20_Text"><text:s text:c="4"/>any(in_place_type_t&lt;T&gt;, Args&amp;&amp; ...);</text:p>
      <text:p text:style-name="Preformatted_20_Text"><text:s text:c="2"/>template &lt;class T, class U, class... Args&gt;</text:p>
      <text:p text:style-name="Preformatted_20_Text"><text:s text:c="4"/>explicit any(in_place_type&lt;T&gt;, initializer_list&lt;U&gt;, Args&amp;&amp;...);</text:p>
      <text:p text:style-name="Preformatted_20_Text"/>
      <text:p text:style-name="Preformatted_20_Text"><text:span text:style-name="Source_20_Text"/></text:p>
      <text:p text:style-name="Preformatted_20_Text"><text:s text:c="2"/>template &lt;class T, class ...Args&gt;</text:p>
      <text:p text:style-name="Preformatted_20_Text"><text:s text:c="4"/>void emplace(Args&amp;&amp; ...);</text:p>
      <text:p text:style-name="Preformatted_20_Text"><text:s text:c="2"/>template &lt;class T, class U, class... Args&gt;</text:p>
      <text:p text:style-name="P2"><text:s text:c="4"/>void emplace(initializer_list&lt;U&gt;, Args&amp;&amp;...);</text:p>
      <text:p text:style-name="Text_20_body"><text:soft-page-break/>Replace inside class <text:span text:style-name="Source_20_Text">any</text:span></text:p>
      <text:p text:style-name="Preformatted_20_Text"><text:s text:c="2"/>void clear() noexcept;</text:p>
      <text:p text:style-name="P2"><text:s text:c="2"/>bool empty() const noexcept;</text:p>
      <text:p text:style-name="Text_20_body">by</text:p>
      <text:p text:style-name="Preformatted_20_Text"><text:s text:c="2"/>void reset() noexcept;</text:p>
      <text:p text:style-name="P2"><text:s text:c="2"/>constexpr bool has_value() const noexcept;</text:p>
      <text:p text:style-name="Text_20_body">and replace any use of <text:span text:style-name="T4">empty()</text:span> by <text:span text:style-name="T4">! has_value()</text:span></text:p>
      <text:p text:style-name="Text_20_body">Add in [any/cons] </text:p>
      <text:p text:style-name="Preformatted_20_Text"><text:s text:c="2"/>constexpr any() noexcept; </text:p>
      <text:p text:style-name="Preformatted_20_Text"><text:span text:style-name="Emphasis"/></text:p>
      <text:p text:style-name="Preformatted_20_Text"><text:s text:c="2"/>template &lt;class T, class ...Args&gt;</text:p>
      <text:p text:style-name="Preformatted_20_Text"><text:s text:c="4"/>any(in_place_type_t&lt;T&gt;), Args&amp;&amp; ...); <text:s text:c="2"/></text:p>
      <text:p text:style-name="Text_20_body"><text:span text:style-name="Emphasis"/></text:p>
      <text:p text:style-name="Text_20_body"><text:span text:style-name="Emphasis">Requires</text:span>: <text:span text:style-name="T4">is_constructible_v&lt;T, Args&amp;&amp;...&gt;</text:span> is true. </text:p>
      <text:p text:style-name="Text_20_body"><text:span text:style-name="Emphasis">Effects</text:span>: Initializes the contained value as if direct-non-list-initializing an object of type <text:span text:style-name="Source_20_Text">T</text:span> with the arguments <text:span text:style-name="Source_20_Text">std::forward&lt;Args&gt;(args)...</text:span>. </text:p>
      <text:p text:style-name="Text_20_body"><text:span text:style-name="Emphasis">Postconditions</text:span>: <text:span text:style-name="Emphasis">this contains a value of type </text:span><text:span text:style-name="Emphasis"><text:span text:style-name="Source_20_Text">T</text:span></text:span><text:span text:style-name="Emphasis">. </text:span></text:p>
      <text:p text:style-name="Text_20_body"><text:span text:style-name="Emphasis">Throws</text:span>: Any exception thrown by the selected constructor of <text:span text:style-name="Source_20_Text">T</text:span>.</text:p>
      <text:p text:style-name="Text_20_body"/>
      <text:p text:style-name="Preformatted_20_Text"><text:s text:c="2"/>template &lt;class T, class U, class ...Args&gt;</text:p>
      <text:p text:style-name="Preformatted_20_Text"><text:s text:c="4"/>any(in_place_type_t&lt;T&gt;, initializer_list&lt;U&gt; il, Args&amp;&amp; ...args); <text:s text:c="2"/></text:p>
      <text:p text:style-name="Text_20_body"><text:span text:style-name="Emphasis"/></text:p>
      <text:p text:style-name="Text_20_body"><text:span text:style-name="Emphasis">Requires</text:span>: <text:span text:style-name="Source_20_Text">is_constructible_v&lt;T, initializer_list&lt;U&gt;&amp;, Args&amp;&amp;...&gt;</text:span> is true.</text:p>
      <text:p text:style-name="Text_20_body"><text:span text:style-name="Emphasis">Effects</text:span>: Initializes the contained value as if direct-non-list-initializing an object of type <text:span text:style-name="Source_20_Text">T</text:span> with the arguments <text:span text:style-name="Source_20_Text">il, std::forward&lt;Args&gt;(args)...</text:span>. </text:p>
      <text:p text:style-name="Text_20_body"><text:span text:style-name="Emphasis">Postconditions</text:span>: <text:span text:style-name="Source_20_Text">*this</text:span> contains a value. </text:p>
      <text:p text:style-name="Text_20_body"><text:span text:style-name="Emphasis">Throws</text:span>: Any exception thrown by the selected constructor of <text:span text:style-name="Source_20_Text">T</text:span>. </text:p>
      <text:p text:style-name="Text_20_body"><text:span text:style-name="Emphasis">Remarks</text:span>: The function shall not participate in overload resolution unless <text:span text:style-name="Source_20_Text">is_constructible_v&lt;T, initializer_list&lt;U&gt;&amp;, Args&amp;&amp;...&gt;</text:span> is true. </text:p>
      <text:p text:style-name="Text_20_body"/>
      <text:p text:style-name="Text_20_body">Add in [any/modifiers]</text:p>
      <text:p text:style-name="Preformatted_20_Text"><text:s text:c="4"/>template &lt;class T, class ...Args&gt;</text:p>
      <text:p text:style-name="Preformatted_20_Text"><text:s text:c="4"/>void emplace(Args&amp;&amp; ...); </text:p>
      <text:p text:style-name="Text_20_body"><text:span text:style-name="Emphasis"/></text:p>
      <text:p text:style-name="Text_20_body"><text:span text:style-name="Emphasis">Requires</text:span>: <text:span text:style-name="T4">is_constructible_v&lt;T, Args&amp;&amp;&gt;</text:span> is true. </text:p>
      <text:p text:style-name="Text_20_body"><text:span text:style-name="Emphasis">Effects</text:span>: Calls <text:span text:style-name="Source_20_Text">this.reset()</text:span>. Then initializes the contained value as if direct-non-list-initializing an object of type <text:span text:style-name="Source_20_Text">T</text:span> with the arguments <text:span text:style-name="Source_20_Text">std::forward&lt;Args&gt;(args)...</text:span>. </text:p>
      <text:p text:style-name="Text_20_body"><text:span text:style-name="Emphasis">Postconditions</text:span>: <text:span text:style-name="Emphasis">this contains a value. </text:span></text:p>
      <text:p text:style-name="Text_20_body"><text:soft-page-break/><text:span text:style-name="Emphasis">Throws</text:span>: Any exception thrown by the selected constructor of <text:span text:style-name="Source_20_Text">T</text:span>. </text:p>
      <text:p text:style-name="Text_20_body"><text:span text:style-name="Emphasis">Remarks</text:span>: If an exception is thrown during the call to <text:span text:style-name="Source_20_Text">T</text:span>'s constructor, <text:span text:style-name="Source_20_Text">*this</text:span> does not contain a value, and the previous (if any) has been destroyed. </text:p>
      <text:p text:style-name="Text_20_body"/>
      <text:p text:style-name="Text_20_body">Add in [any.assign]</text:p>
      <text:p text:style-name="Preformatted_20_Text"><text:s text:c="4"/>template &lt;class T, class U, class ...Args&gt;</text:p>
      <text:p text:style-name="Preformatted_20_Text"><text:s text:c="4"/>void emplace(initializer_list&lt;U&gt; il, Args&amp;&amp; ...args);</text:p>
      <text:p text:style-name="Text_20_body"><text:span text:style-name="Emphasis"><text:span text:style-name="T1"/></text:span></text:p>
      <text:p text:style-name="Text_20_body"><text:span text:style-name="Emphasis"><text:span text:style-name="T1">Requires: is_constructible&lt;T, initializer_list&lt;U&gt;&amp;, Args&amp;&amp;...&gt;</text:span></text:span></text:p>
      <text:p text:style-name="Text_20_body"><text:span text:style-name="Emphasis"><text:span text:style-name="T1">Effects</text:span></text:span><text:span text:style-name="T1">: Calls </text:span><text:span text:style-name="T4">this-&gt;reset()</text:span><text:span text:style-name="Source_20_Text"><text:span text:style-name="T1">. Then initializes the contained value as if direct-non-list-initializing an object of type </text:span></text:span><text:span text:style-name="T4">T</text:span><text:span text:style-name="T1"> </text:span><text:span text:style-name="Source_20_Text"><text:span text:style-name="T1">with the argument </text:span></text:span><text:span text:style-name="Source_20_Text"><text:span text:style-name="T4">s</text:span></text:span><text:span text:style-name="T4">il, std::forward(args)...</text:span><text:span text:style-name="Source_20_Text"><text:span text:style-name="T4">.</text:span></text:span><text:span text:style-name="Source_20_Text"><text:span text:style-name="T1"> </text:span></text:span></text:p>
      <text:p text:style-name="Text_20_body"><text:span text:style-name="Source_20_Text"><text:span text:style-name="T2">Postconditions</text:span></text:span><text:span text:style-name="Source_20_Text"><text:span text:style-name="T1">: </text:span></text:span><text:span text:style-name="Emphasis"><text:span text:style-name="T5">this</text:span></text:span><text:span text:style-name="Emphasis"><text:span text:style-name="T3"> contains a value.</text:span></text:span><text:span text:style-name="Emphasis"><text:span text:style-name="T9"> </text:span></text:span></text:p>
      <text:p text:style-name="Text_20_body"><text:span text:style-name="Emphasis">Throws</text:span>: Any exception thrown by the selected constructor of <text:span text:style-name="Source_20_Text">T</text:span>. </text:p>
      <text:p text:style-name="Text_20_body"><text:span text:style-name="Emphasis">Remarks</text:span>: If an exception is thrown during the call to <text:span text:style-name="Source_20_Text">T</text:span>'s constructor, <text:span text:style-name="Source_20_Text">*this</text:span> does not contain a value, and the previous (if any) has been destroyed.</text:p>
      <text:p text:style-name="Text_20_body"><text:span text:style-name="Source_20_Text"><text:span text:style-name="T1">The function shall not participate in overload resolution unless </text:span></text:span><text:span text:style-name="Source_20_Text"><text:span text:style-name="T4">is_constructible_v&lt;T, initializer_list&lt;U&gt;&amp;, Args&amp;&amp;...&gt;</text:span></text:span><text:span text:style-name="Source_20_Text"><text:span text:style-name="T1"> is true.</text:span></text:span></text:p>
      <text:p text:style-name="P4"/>
      <text:p text:style-name="Text_20_body">Replace in [any/modifier], <text:span text:style-name="Source_20_Text">clear</text:span> by <text:span text:style-name="Source_20_Text">reset</text:span>.</text:p>
      <text:p text:style-name="Text_20_body"/>
      <text:p text:style-name="Text_20_body">Replace in [any/observers], <text:span text:style-name="Source_20_Text">empty</text:span> by <text:span text:style-name="T4">has_value</text:span><text:span text:style-name="T1"> (reversing the meaning).</text:span></text:p>
      <text:p text:style-name="P2"><text:span text:style-name="Source_20_Text"><text:s text:c="4"/>constexpr bool has_value() const noexcept;</text:span></text:p>
      <text:p text:style-name="List_20_Heading">Returns:</text:p>
      <text:p text:style-name="P3"><text:span text:style-name="Source_20_Text">true</text:span> if <text:span text:style-name="Source_20_Text">*this</text:span> contains an object, otherwise <text:span text:style-name="Source_20_Text">false</text:span>. </text:p>
      <text:p text:style-name="Text_20_body">Add in [any.nonmembers]</text:p>
      <text:p text:style-name="Text_20_body"/>
      <text:p text:style-name="Preformatted_20_Text"><text:s text:c="2"/>template &lt;class T, class ...Args&gt;</text:p>
      <text:p text:style-name="P2"><text:s text:c="4"/>any make_any(Args&amp;&amp; ...args);</text:p>
      <text:p text:style-name="Text_20_body"><text:span text:style-name="Emphasis">Returns</text:span>: <text:span text:style-name="T4">any(in_place&lt;T&gt;, std::forward&lt;Args&gt;(args)...)</text:span>. </text:p>
      <text:p text:style-name="Text_20_body"/>
      <text:p text:style-name="Preformatted_20_Text"><text:s text:c="2"/>template &lt;class T, class U, class ...Args&gt;</text:p>
      <text:p text:style-name="P2"><text:s text:c="4"/>any make_any(initializer_list&lt;U&gt; il, Args&amp;&amp; ...args);</text:p>
      <text:p text:style-name="Text_20_body"><text:span text:style-name="Emphasis">Returns</text:span>: <text:span text:style-name="T4">any(in_place&lt;T&gt;, il, std::forward&lt;Args&gt;(args)...)</text:span>. </text:p>
      <text:h text:style-name="Heading_20_1" text:outline-level="1"><text:bookmark text:name="user-content-acknowledgements"/><text:soft-page-break/>Acknowledgements</text:h>
      <text:p text:style-name="Text_20_body">Thanks to Jeffrey Yasskin to encourage me to report these as possible issues of the TS, </text:p>
      <text:p text:style-name="Text_20_body">Many thanks to Agustin Bergé K-Balo for the function reference idea to represent <text:span text:style-name="Source_20_Text">in_place</text:span> tags overloads.</text:p>
      <text:p text:style-name="Text_20_body">Thanks to Tony Van Eerd for championing this proposal during the C++ standard committee meetings and helping me to improve globally the paper. The comparative table in the appendix comes from him.</text:p>
      <text:h text:style-name="Heading_20_1" text:outline-level="1"><text:bookmark text:name="user-content-references"/>References</text:h>
      <text:p text:style-name="Text_20_body"><text:bookmark text:name="user-content-n4480"/><text:bookmark text:name="N4480"/>[N4480] N4480 - Working Draft, C++ Extensions for Library Fundamentals</text:p>
      <text:p text:style-name="Text_20_body"><text:a xlink:type="simple" xlink:href="http://www.open-std.org/jtc1/sc22/wg21/docs/papers/2015/n4480.html">http://www.open-std.org/jtc1/sc22/wg21/docs/papers/2015/n4480.html</text:a></text:p>
      <text:p text:style-name="Text_20_body"><text:bookmark text:name="user-content-n4542"/><text:bookmark text:name="N4542"/>[N4542] N4542 - Variant: a type-safe union (v4) </text:p>
      <text:p text:style-name="Text_20_body"><text:a xlink:type="simple" xlink:href="http://www.open-std.org/jtc1/sc22/wg21/docs/papers/2015/n4542.pdf">http://www.open-std.org/jtc1/sc22/wg21/docs/papers/2015/n4542.pdf</text:a></text:p>
      <text:p text:style-name="Text_20_body"><text:bookmark text:name="user-content-eggsvariant"/><text:bookmark text:name="eggs-variant"/>[eggs-variant] eggs::variant</text:p>
      <text:p text:style-name="Text_20_body"><text:a xlink:type="simple" xlink:href="https://github.com/eggs-cpp/variant">https://github.com/eggs-cpp/variant</text:a></text:p>
      <text:p text:style-name="Text_20_body">[N4471] N4471 -Template parameter deduction for constructors (Rev 2) </text:p>
      <text:p text:style-name="Text_20_body"><text:a xlink:type="simple" xlink:href="http://www.open-std.org/jtc1/sc22/wg21/docs/papers/2015/n4471.html">http://www.open-std.org/jtc1/sc22/wg21/docs/papers/2015/n4471.html</text:a></text:p>
      <text:p text:style-name="Text_20_body">[P0032R0] Homogeneous interface for variant, any and optional</text:p>
      <text:p text:style-name="Text_20_body"><text:a xlink:type="simple" xlink:href="http://www.open-std.org/jtc1/sc22/wg21/docs/papers/2015/p0032r0.pdf">http://www.open-std.org/jtc1/sc22/wg21/docs/papers/2015/p0032r0.pdf</text:a></text:p>
      <text:p text:style-name="Text_20_body"/>
      <text:h text:style-name="Heading_20_1" text:outline-level="1">Appendix</text:h>
      <text:p text:style-name="Text_20_body"/>
      <table:table table:name="Tableau2" table:style-name="Tableau2">
        <table:table-column table:style-name="Tableau2.A"/>
        <table:table-column table:style-name="Tableau2.B"/>
        <table:table-row table:style-name="Tableau2.1">
          <table:table-cell table:style-name="Tableau2.A1" office:value-type="string">
            <text:p text:style-name="P24"><text:span text:style-name="T13">WITHOUT proposal</text:span></text:p>
          </table:table-cell>
          <table:table-cell table:style-name="Tableau2.A1" office:value-type="string">
            <text:p text:style-name="P24"><text:span text:style-name="T13">WITH proposal</text:span></text:p>
          </table:table-cell>
        </table:table-row>
        <table:table-row table:style-name="Tableau2.1">
          <table:table-cell table:style-name="Tableau2.A1" table:number-columns-spanned="2" office:value-type="string">
            <text:p text:style-name="P23"><text:span text:style-name="T13">in_place, emplace_type, emplace_index</text:span></text:p>
          </table:table-cell>
          <table:covered-table-cell/>
        </table:table-row>
        <table:table-row table:style-name="Tableau2.1">
          <table:table-cell table:style-name="Tableau2.A1" office:value-type="string">
            <text:p text:style-name="P26"><text:span text:style-name="T15">struct Foo { Foo(int, double, char); };</text:span></text:p>
            <text:p text:style-name="P27"><text:span text:style-name="T15">optional&lt;Foo&gt; <text:s text:c="4"/>of(</text:span><text:span text:style-name="T16">in_place</text:span><text:span text:style-name="T15">, 0, 1.5);</text:span></text:p>
            <text:p text:style-name="P29"><text:span text:style-name="T15">variant&lt;int, Foo&gt; vf(</text:span><text:span text:style-name="T16">emplace_type&lt;Foo&gt;</text:span><text:span text:style-name="T15">, 0, 1.5);</text:span></text:p>
            <text:p text:style-name="P29"><text:span text:style-name="T15">variant&lt;int, Foo&gt; vf(</text:span><text:span text:style-name="T16">emplace_index&lt;1&gt;</text:span><text:span text:style-name="T15">, 0, 1.5);</text:span></text:p>
            <text:p text:style-name="P22"><text:span text:style-name="T15">any <text:s text:c="14"/>af(</text:span><text:span text:style-name="T16">Foo{</text:span><text:span text:style-name="T15">0, 1.5, 'c'});</text:span></text:p>
            <text:p text:style-name="P22"><text:span text:style-name="T14"/></text:p>
            <text:p text:style-name="P22"><text:span text:style-name="T14">NOTE: thus </text:span><text:span text:style-name="T15">any</text:span><text:span text:style-name="T14"> currently does not support non move/copy-able</text:span></text:p>
          </table:table-cell>
          <table:table-cell table:style-name="Tableau2.A1" office:value-type="string">
            <text:p text:style-name="P26"><text:span text:style-name="T15">struct Foo { Foo(int, double, char); };</text:span></text:p>
            <text:p text:style-name="P27"><text:span text:style-name="T15">optional&lt;Foo&gt; <text:s text:c="4"/>of(</text:span><text:span text:style-name="T16">in_place</text:span><text:span text:style-name="T15">, 0, 1.5);</text:span></text:p>
            <text:p text:style-name="P29"><text:span text:style-name="T15">variant&lt;int, Foo&gt; vf(</text:span><text:span text:style-name="T16">in_place&lt;Foo&gt;</text:span><text:span text:style-name="T15">, 0, 1.5);</text:span></text:p>
            <text:p text:style-name="P29"><text:span text:style-name="T15">variant&lt;int, Foo&gt; vf(</text:span><text:span text:style-name="T16">in_place&lt;1&gt;</text:span><text:span text:style-name="T15">, 0, 1.5);</text:span></text:p>
            <text:p text:style-name="P22"><text:span text:style-name="T15">any <text:s text:c="14"/>af(</text:span><text:span text:style-name="T16">in_place&lt;Foo&gt;</text:span><text:span text:style-name="T15">, 0, 1.5);</text:span></text:p>
            <text:p text:style-name="P22"><text:span text:style-name="T14"/></text:p>
            <text:p text:style-name="P22"><text:span text:style-name="T14">Also, now </text:span><text:span text:style-name="T15">any</text:span><text:span text:style-name="T14"> supports non move/copy-able</text:span></text:p>
          </table:table-cell>
        </table:table-row>
        <table:table-row table:style-name="Tableau2.1">
          <table:table-cell table:style-name="Tableau2.A1" table:number-columns-spanned="2" office:value-type="string">
            <text:p text:style-name="P23"><text:span text:style-name="T13">any.emplace()</text:span></text:p>
          </table:table-cell>
          <table:covered-table-cell/>
        </table:table-row>
        <table:table-row table:style-name="Tableau2.1">
          <table:table-cell table:style-name="Tableau2.A1" office:value-type="string">
            <text:p text:style-name="P27"><text:span text:style-name="T15">of.emplace(0, 1.5, 'c');</text:span></text:p>
            <text:p text:style-name="P29"><text:span text:style-name="T15">vf.emplace&lt;Foo&gt;</text:span><text:span text:style-name="T16">(</text:span><text:span text:style-name="T15">0, 1.5, 'c');</text:span></text:p>
            <text:p text:style-name="P29"><text:span text:style-name="T15">vf.emplace&lt;1&gt;( 0, 1.5, 'c');</text:span></text:p>
            <text:p text:style-name="P22"><text:span text:style-name="T15">af = </text:span><text:span text:style-name="T16">Foo{</text:span><text:span text:style-name="T15">0, 1.5, 'c'};</text:span></text:p>
            <text:p text:style-name="P22"><text:span text:style-name="T15"/></text:p>
            <text:p text:style-name="P22"><text:span text:style-name="T15">any</text:span><text:span text:style-name="T14"> does not currently emplace</text:span></text:p>
          </table:table-cell>
          <table:table-cell table:style-name="Tableau2.A1" office:value-type="string">
            <text:p text:style-name="P27"><text:span text:style-name="T15">of.emplace(0, 1.5, 'c');</text:span></text:p>
            <text:p text:style-name="P29"><text:span text:style-name="T15">vf.emplace&lt;Foo&gt;</text:span><text:span text:style-name="T16">(</text:span><text:span text:style-name="T15">0, 1.5, 'c');</text:span></text:p>
            <text:p text:style-name="P29"><text:span text:style-name="T15">vf.emplace&lt;1&gt;( 0, 1.5, 'c');</text:span></text:p>
            <text:p text:style-name="P22"><text:span text:style-name="T15">af.</text:span><text:span text:style-name="T16">emplace&lt;Foo&gt;</text:span><text:span text:style-name="T15">(0, 1.5, 'c');</text:span></text:p>
            <text:p text:style-name="P22"><text:span text:style-name="T15"/></text:p>
            <text:p text:style-name="P22"><text:span text:style-name="T14">Now </text:span><text:span text:style-name="T15">any</text:span><text:span text:style-name="T14"> supports non move/copy-able</text:span></text:p>
          </table:table-cell>
        </table:table-row>
        <table:table-row table:style-name="Tableau2.1">
          <table:table-cell table:style-name="Tableau2.A1" table:number-columns-spanned="2" office:value-type="string">
            <text:p text:style-name="P23"><text:span text:style-name="T13">reset()</text:span></text:p>
          </table:table-cell>
          <table:covered-table-cell/>
        </table:table-row>
        <table:table-row table:style-name="Tableau2.1">
          <table:table-cell table:style-name="Tableau2.A1" office:value-type="string">
            <text:p text:style-name="P27"><text:span text:style-name="T15">unique_ptr&lt;Foo&gt; uf = new Foo(0, 1.5, ‘c’);</text:span></text:p>
            <text:p text:style-name="P27"><text:span text:style-name="T15">uf.reset();</text:span></text:p>
            <text:p text:style-name="P29"><text:span text:style-name="T15">of = nullopt;</text:span></text:p>
            <text:p text:style-name="P22"><text:span text:style-name="T15">af.clear();</text:span></text:p>
          </table:table-cell>
          <table:table-cell table:style-name="Tableau2.A1" office:value-type="string">
            <text:p text:style-name="P27"><text:span text:style-name="T15">unique_ptr&lt;Foo&gt; uf = new Foo(0, 1.5, ‘c’);</text:span></text:p>
            <text:p text:style-name="P27"><text:span text:style-name="T15">uf.reset();</text:span></text:p>
            <text:p text:style-name="P29"><text:span text:style-name="T15">of.reset();</text:span></text:p>
            <text:p text:style-name="P22"><text:span text:style-name="T15">af.reset();</text:span></text:p>
            <text:p text:style-name="P22"><text:span text:style-name="T14"/></text:p>
            <text:p text:style-name="P22"><text:span text:style-name="T14">variant? No. Does not go empty. Could default-construct, but also doesn’t have has_value(). Don’t force false consistency.</text:span></text:p>
          </table:table-cell>
        </table:table-row>
        <table:table-row table:style-name="Tableau2.1">
          <table:table-cell table:style-name="Tableau2.A1" table:number-columns-spanned="2" office:value-type="string">
            <text:p text:style-name="P23"><text:span text:style-name="T13">has_value()</text:span></text:p>
          </table:table-cell>
          <table:covered-table-cell/>
        </table:table-row>
        <table:table-row table:style-name="Tableau2.1">
          <table:table-cell table:style-name="Tableau2.A1" office:value-type="string">
            <text:p text:style-name="P27"><text:span text:style-name="T15">if (uf) ...</text:span></text:p>
            <text:p text:style-name="P29"><text:span text:style-name="T15">if (of) ...</text:span></text:p>
            <text:p text:style-name="P22"><text:span text:style-name="T15">if ( ! af.empty()) ...</text:span></text:p>
          </table:table-cell>
          <table:table-cell table:style-name="Tableau2.A1" office:value-type="string">
            <text:p text:style-name="P27"><text:span text:style-name="T15">if (uf.has_value()) ...</text:span></text:p>
            <text:p text:style-name="P29"><text:span text:style-name="T15">if (of has_value()) ...</text:span></text:p>
            <text:p text:style-name="P22"><text:span text:style-name="T15">if (af.has_value()) ...</text:span></text:p>
            <text:p text:style-name="P28"><text:span text:style-name="T14">NOTE: smart-ptrs as well</text:span></text:p>
            <text:p text:style-name="P22"><text:span text:style-name="T14">variant? – No. intentionally “corrupted_by_exception”</text:span></text:p>
          </table:table-cell>
        </table:table-row>
        <table:table-row table:style-name="Tableau2.1">
          <table:table-cell table:style-name="Tableau2.A1" table:number-columns-spanned="2" office:value-type="string">
            <text:p text:style-name="P23"><text:span text:style-name="T13">make_...() factories</text:span></text:p>
          </table:table-cell>
          <table:covered-table-cell/>
        </table:table-row>
        <table:table-row table:style-name="Tableau2.1">
          <table:table-cell table:style-name="Tableau2.A1" office:value-type="string">
            <text:p text:style-name="P27"><text:span text:style-name="T15">auto uf = make_unique&lt;Foo&gt;(0, 1.5, ‘c’);</text:span></text:p>
            <text:p text:style-name="P29"><text:span text:style-name="T15">auto sf = make_shared&lt;Foo&gt;(0, 1.5, ‘c’);</text:span></text:p>
            <text:p text:style-name="P29"><text:span text:style-name="T15">auto of = make_optional&lt;Foo&gt;(</text:span><text:span text:style-name="T16">Foo</text:span><text:span text:style-name="T15">{0, 1.5, ‘c’});</text:span></text:p>
            <text:p text:style-name="P22"><text:span text:style-name="T15">auto af = any(Foo{0, 1.5, ‘c’});</text:span></text:p>
          </table:table-cell>
          <table:table-cell table:style-name="Tableau2.A1" office:value-type="string">
            <text:p text:style-name="P27"><text:span text:style-name="T15">auto uf = make_unique&lt;Foo&gt;(0, 1.5, ‘c’);</text:span></text:p>
            <text:p text:style-name="P29"><text:span text:style-name="T15">auto sf = make_shared&lt;Foo&gt;(0, 1.5, ‘c’);</text:span></text:p>
            <text:p text:style-name="P29"><text:span text:style-name="T15">auto of = </text:span><text:span text:style-name="T16">make_optional&lt;Foo&gt;</text:span><text:span text:style-name="T15">(0, 1.5, ‘c’);</text:span></text:p>
            <text:p text:style-name="P22"><text:span text:style-name="T15">auto af = </text:span><text:span text:style-name="T16">make_any&lt;Foo&gt;</text:span><text:span text:style-name="T15">(0, 1.5, ‘c’);</text:span></text:p>
            <text:p text:style-name="P22"><text:span text:style-name="T14"/></text:p>
            <text:p text:style-name="P22"><text:span text:style-name="T14">NOTE: EWG has mandated RVO so non move/copy-able also work</text:span></text:p>
          </table:table-cell>
        </table:table-row>
        <table:table-row table:style-name="Tableau2.1">
          <table:table-cell table:style-name="Tableau2.A1" table:number-columns-spanned="2" office:value-type="string">
            <text:p text:style-name="P25"><text:span text:style-name="T13">constexpr any ctor</text:span></text:p>
          </table:table-cell>
          <table:covered-table-cell/>
        </table:table-row>
        <table:table-row table:style-name="Tableau2.1">
          <table:table-cell table:style-name="Tableau2.A1" office:value-type="string">
            <text:p text:style-name="P30"><text:span text:style-name="T18">any a</text:span><text:span text:style-name="T15">;</text:span></text:p>
          </table:table-cell>
          <table:table-cell table:style-name="Tableau2.A1" office:value-type="string">
            <text:p text:style-name="P29"><text:span text:style-name="T17">constexpr</text:span><text:span text:style-name="T18"> any a</text:span><text:span text:style-name="T15">;</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T1" style:family="text">
      <style:text-properties style:font-name="Times New Roman"/>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H<text:span text:style-name="Source_20_Text"><text:span text:style-name="MT1">omogeneous interface for </text:span></text:span><text:span text:style-name="Source_20_Text">variant</text:span>, <text:span text:style-name="Source_20_Text">any</text:span><text:span text:style-name="MT1"> and </text:span><text:span text:style-name="Source_20_Text">optional(DR1)</text:span> <text:tab/>D0032R1 </text:p>
      </style:header>
      <style:footer>
        <text:p text:style-name="Footer"><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9T11:17:04</meta:creation-date>
    <dc:date>2015-10-31T12:06:17</dc:date>
    <dc:creator>Vicente Botet Escriba</dc:creator>
    <meta:editing-duration>P24DT6H26M15S</meta:editing-duration>
    <meta:editing-cycles>545</meta:editing-cycles>
    <meta:generator>OpenOffice.org/3.3$Unix OpenOffice.org_project/330m20$Build-9567</meta:generator>
    <meta:document-statistic meta:table-count="2" meta:image-count="0" meta:object-count="0" meta:page-count="15" meta:paragraph-count="448" meta:word-count="3347" meta:character-count="23137"/>
  </office:meta>
</office:document-meta>
</file>